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Table6" style:family="table">
      <style:table-properties style:width="13.732cm" fo:margin-left="1.889cm" table:align="left"/>
    </style:style>
    <style:style style:name="Table6.A" style:family="table-column">
      <style:table-column-properties style:column-width="4.63cm"/>
    </style:style>
    <style:style style:name="Table6.B" style:family="table-column">
      <style:table-column-properties style:column-width="4.419cm"/>
    </style:style>
    <style:style style:name="Table6.C" style:family="table-column">
      <style:table-column-properties style:column-width="4.683cm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C1" style:family="table-cell">
      <style:table-cell-properties fo:padding="0.049cm" fo:border="0.05pt solid #000000" style:writing-mode="page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8.103cm" fo:margin-left="0cm" table:align="left"/>
    </style:style>
    <style:style style:name="Table7.A" style:family="table-column">
      <style:table-column-properties style:column-width="6.99cm"/>
    </style:style>
    <style:style style:name="Table7.B" style:family="table-column">
      <style:table-column-properties style:column-width="11.113cm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49cm" fo:border="0.05pt solid #000000" style:writing-mode="page"/>
    </style:style>
    <style:style style:name="Tab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18.103cm" fo:margin-left="0cm" table:align="left"/>
    </style:style>
    <style:style style:name="Table8.A" style:family="table-column">
      <style:table-column-properties style:column-width="6.99cm"/>
    </style:style>
    <style:style style:name="Table8.B" style:family="table-column">
      <style:table-column-properties style:column-width="11.113cm"/>
    </style:style>
    <style:style style:name="Tab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49cm" fo:border="0.05pt solid #000000" style:writing-mode="page"/>
    </style:style>
    <style:style style:name="Tab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18.103cm" fo:margin-left="0cm" table:align="left"/>
    </style:style>
    <style:style style:name="Table9.A" style:family="table-column">
      <style:table-column-properties style:column-width="6.99cm"/>
    </style:style>
    <style:style style:name="Table9.B" style:family="table-column">
      <style:table-column-properties style:column-width="11.113cm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8.103cm" fo:margin-left="0cm" table:align="left"/>
    </style:style>
    <style:style style:name="Table10.A" style:family="table-column">
      <style:table-column-properties style:column-width="6.99cm"/>
    </style:style>
    <style:style style:name="Table10.B" style:family="table-column">
      <style:table-column-properties style:column-width="11.113cm"/>
    </style:style>
    <style:style style:name="Table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49cm" fo:border="0.05pt solid #000000" style:writing-mode="page"/>
    </style:style>
    <style:style style:name="Table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602cm" style:rel-column-width="10029*"/>
    </style:style>
    <style:style style:name="Table11.B" style:family="table-column">
      <style:table-column-properties style:column-width="14.399cm" style:rel-column-width="55506*"/>
    </style:style>
    <style:style style:name="Table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49cm" fo:border="0.05pt solid #000000" style:writing-mode="page"/>
    </style:style>
    <style:style style:name="Table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602cm" style:rel-column-width="10029*"/>
    </style:style>
    <style:style style:name="Table12.B" style:family="table-column">
      <style:table-column-properties style:column-width="14.399cm" style:rel-column-width="55506*"/>
    </style:style>
    <style:style style:name="Table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49cm" fo:border="0.05pt solid #000000" style:writing-mode="page"/>
    </style:style>
    <style:style style:name="Table1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13.732cm" fo:margin-left="1.889cm" table:align="left"/>
    </style:style>
    <style:style style:name="Table15.A" style:family="table-column">
      <style:table-column-properties style:column-width="4.63cm"/>
    </style:style>
    <style:style style:name="Table15.B" style:family="table-column">
      <style:table-column-properties style:column-width="4.419cm"/>
    </style:style>
    <style:style style:name="Table15.C" style:family="table-column">
      <style:table-column-properties style:column-width="4.683cm"/>
    </style:style>
    <style:style style:name="Table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5.C1" style:family="table-cell">
      <style:table-cell-properties fo:padding="0.049cm" fo:border="0.05pt solid #000000" style:writing-mode="page"/>
    </style:style>
    <style:style style:name="Table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5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6" style:family="table">
      <style:table-properties style:width="18.103cm" fo:margin-left="0cm" table:align="left"/>
    </style:style>
    <style:style style:name="Table16.A" style:family="table-column">
      <style:table-column-properties style:column-width="6.99cm"/>
    </style:style>
    <style:style style:name="Table16.B" style:family="table-column">
      <style:table-column-properties style:column-width="11.113cm"/>
    </style:style>
    <style:style style:name="Table1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49cm" fo:border="0.05pt solid #000000" style:writing-mode="page"/>
    </style:style>
    <style:style style:name="Table1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8" style:family="table">
      <style:table-properties style:width="18.103cm" fo:margin-left="0cm" table:align="left"/>
    </style:style>
    <style:style style:name="Table18.A" style:family="table-column">
      <style:table-column-properties style:column-width="6.99cm"/>
    </style:style>
    <style:style style:name="Table18.B" style:family="table-column">
      <style:table-column-properties style:column-width="11.113cm"/>
    </style:style>
    <style:style style:name="Table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49cm" fo:border="0.05pt solid #000000" style:writing-mode="page"/>
    </style:style>
    <style:style style:name="Table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9" style:family="table">
      <style:table-properties style:width="18.103cm" fo:margin-left="0cm" table:align="left"/>
    </style:style>
    <style:style style:name="Table19.A" style:family="table-column">
      <style:table-column-properties style:column-width="6.99cm"/>
    </style:style>
    <style:style style:name="Table19.B" style:family="table-column">
      <style:table-column-properties style:column-width="11.113cm"/>
    </style:style>
    <style:style style:name="Table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9.B1" style:family="table-cell">
      <style:table-cell-properties fo:padding="0.049cm" fo:border="0.05pt solid #000000" style:writing-mode="page"/>
    </style:style>
    <style:style style:name="Table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2.7cm" fo:margin-left="2.3cm" table:align="left"/>
    </style:style>
    <style:style style:name="Table1.A" style:family="table-column">
      <style:table-column-properties style:column-width="1.61cm"/>
    </style:style>
    <style:style style:name="Table1.B" style:family="table-column">
      <style:table-column-properties style:column-width="11.09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8.103cm" fo:margin-left="0cm" table:align="left"/>
    </style:style>
    <style:style style:name="Table2.A" style:family="table-column">
      <style:table-column-properties style:column-width="6.99cm"/>
    </style:style>
    <style:style style:name="Table2.B" style:family="table-column">
      <style:table-column-properties style:column-width="11.113cm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02cm" style:rel-column-width="10029*"/>
    </style:style>
    <style:style style:name="Table3.B" style:family="table-column">
      <style:table-column-properties style:column-width="14.399cm" style:rel-column-width="55506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02cm" style:rel-column-width="10029*"/>
    </style:style>
    <style:style style:name="Table4.B" style:family="table-column">
      <style:table-column-properties style:column-width="14.399cm" style:rel-column-width="55506*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weight="bold" officeooo:rsid="0016b577" officeooo:paragraph-rsid="0016b57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fo:font-weight="bold" officeooo:rsid="002433fe" officeooo:paragraph-rsid="002433fe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style:line-height-at-least="0.503cm" fo:padding="0.049cm" fo:border="0.06pt solid #000000"/>
      <style:text-properties style:font-name="Times New Roman" fo:font-size="14pt" fo:background-color="#fffff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ab03" officeooo:paragraph-rsid="001eaea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19e6a3" officeooo:paragraph-rsid="001eaea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21f7dc" officeooo:paragraph-rsid="0021f7d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7a5de" officeooo:paragraph-rsid="0027a5de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-hatch-name="hatch"/>
      <style:paragraph-properties fo:text-align="start" style:justify-single-word="false" fo:padding="0.049cm" fo:border="0.06pt solid #000000"/>
      <style:text-properties style:font-name="Times New Roman" fo:font-size="14pt" fo:font-weight="normal" officeooo:rsid="0021f7dc" officeooo:paragraph-rsid="0021f7d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7a5de" officeooo:paragraph-rsid="0027a5de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officeooo:rsid="002213d1" officeooo:paragraph-rsid="002213d1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style:line-height-at-least="0.503cm" fo:padding="0.049cm" fo:border="0.06pt solid #000000"/>
      <style:text-properties fo:color="#cccccc" loext:opacity="100%" style:font-name="Times New Roman" fo:font-size="14pt" fo:font-weight="normal" fo:background-color="#ffffff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fo:color="#6a9955" loext:opacity="100%" style:font-name="Times New Roman" fo:font-size="14pt" fo:font-weight="normal" fo:background-color="#ffffff" style:font-size-asian="14pt" style:font-weight-asian="bold" style:font-size-complex="14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style:line-height-at-least="0.503cm" fo:padding="0.049cm" fo:border="0.06pt solid #000000"/>
      <style:text-properties fo:color="#6a9955" loext:opacity="100%" style:font-name="Times New Roman" fo:font-size="14pt" fo:font-weight="normal" fo:background-color="#ffffff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1eaea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paragraph-rsid="0021f7dc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17c6bd" officeooo:paragraph-rsid="001eaeaa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7c6bd" officeooo:paragraph-rsid="0021f7dc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17c6bd" officeooo:paragraph-rsid="0021f7dc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1a80a7" officeooo:paragraph-rsid="001eaeaa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1d4ad2" officeooo:paragraph-rsid="001eaeaa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1dd70d" officeooo:paragraph-rsid="001eaeaa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1dd70d" officeooo:paragraph-rsid="0021f7dc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1a3dd5" officeooo:paragraph-rsid="001eaeaa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1a3dd5" officeooo:paragraph-rsid="0021f7dc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203e28" officeooo:paragraph-rsid="00203e28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fo:font-weight="bold" officeooo:rsid="0017c6bd" officeooo:paragraph-rsid="001eaeaa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4pt" fo:font-weight="bold" officeooo:rsid="0017c6bd" officeooo:paragraph-rsid="0021f7dc" style:font-size-asian="14pt" style:font-weight-asian="bold" style:font-size-complex="14pt" style:font-weight-complex="bold"/>
    </style:style>
    <style:style style:name="P31" style:family="paragraph" style:parent-style-name="Standard">
      <style:text-properties officeooo:paragraph-rsid="001eaeaa"/>
    </style:style>
    <style:style style:name="P32" style:family="paragraph" style:parent-style-name="Table_20_Contents">
      <style:text-properties officeooo:paragraph-rsid="001eaeaa"/>
    </style:style>
    <style:style style:name="P33" style:family="paragraph" style:parent-style-name="Standard">
      <loext:graphic-properties draw:fill-gradient-name="gradient" draw:fill-hatch-name="hatch"/>
      <style:paragraph-properties style:line-height-at-least="0.503cm" fo:text-align="start" style:justify-single-word="false" fo:padding="0.049cm" fo:border="none"/>
      <style:text-properties fo:color="#000000" loext:opacity="100%" style:font-name="Times New Roman" fo:font-size="14pt" fo:font-weight="normal" officeooo:rsid="00203e28" officeooo:paragraph-rsid="00215da1" fo:background-color="#ffffff" style:font-size-asian="14pt" style:font-size-complex="14pt"/>
    </style:style>
    <style:style style:name="P34" style:family="paragraph" style:parent-style-name="Table_20_Contents">
      <style:text-properties fo:font-weight="bold" officeooo:paragraph-rsid="001eaeaa" style:font-weight-asian="bold" style:font-weight-complex="bold"/>
    </style:style>
    <style:style style:name="P35" style:family="paragraph" style:parent-style-name="Table_20_Contents">
      <style:text-properties fo:font-weight="bold" officeooo:paragraph-rsid="0021f7dc" style:font-weight-asian="bold" style:font-weight-complex="bol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Heading">
      <style:text-properties officeooo:rsid="003d3478" officeooo:paragraph-rsid="003d3478"/>
    </style:style>
    <style:style style:name="P38" style:family="paragraph" style:parent-style-name="Contents_20_Heading">
      <style:text-properties officeooo:rsid="003ece4e" officeooo:paragraph-rsid="003ece4e"/>
    </style:style>
    <style:style style:name="P39" style:family="paragraph" style:parent-style-name="Heading_20_1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5ab03" officeooo:paragraph-rsid="001eaeaa" style:font-size-asian="14pt" style:font-weight-asian="bold" style:font-size-complex="14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5ab03" officeooo:paragraph-rsid="0021f7dc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ab03" officeooo:paragraph-rsid="001eaeaa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ab03" officeooo:paragraph-rsid="0021f7dc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ab03" officeooo:paragraph-rsid="0039967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5ab03" officeooo:paragraph-rsid="003adaaf" style:font-size-asian="14pt" style:font-weight-asian="bold" style:font-size-complex="14pt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7c6bd" officeooo:paragraph-rsid="001eaeaa" style:font-size-asian="14pt" style:font-weight-asian="bold" style:font-size-complex="14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7c6bd" officeooo:paragraph-rsid="0021f7dc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fo:font-weight="bold" officeooo:rsid="0017c6bd" officeooo:paragraph-rsid="001eaeaa" style:font-size-asian="14pt" style:font-weight-asian="bold" style:font-size-complex="14pt" style:font-weight-complex="bold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d4ad2" officeooo:paragraph-rsid="001eaeaa" style:font-size-asian="14pt" style:font-weight-asian="bold" style:font-size-complex="14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1dd70d" officeooo:paragraph-rsid="001eaeaa" style:font-size-asian="14pt" style:font-weight-asian="bold" style:font-size-complex="14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21f7dc" officeooo:paragraph-rsid="0021f7d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1f7dc" officeooo:paragraph-rsid="0021f7dc" style:font-size-asian="14pt" style:font-weight-asian="bold" style:font-size-complex="14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2213d1" officeooo:paragraph-rsid="002213d1" style:font-size-asian="14pt" style:font-weight-asian="bold" style:font-size-complex="14pt" style:font-weight-complex="bold"/>
    </style:style>
    <style:style style:name="P55" style:family="paragraph" style:parent-style-name="Standard" style:list-style-name="L1" style:master-page-name="">
      <loext:graphic-properties draw:fill="none"/>
      <style:paragraph-properties fo:margin-left="1.199cm" fo:margin-right="0cm" fo:text-align="start" style:justify-single-word="false" fo:text-indent="-1.199cm" style:auto-text-indent="false" style:page-number="auto" fo:background-color="transparent"/>
      <style:text-properties style:font-name="Times New Roman" fo:font-size="14pt" fo:font-weight="bold" officeooo:rsid="002213d1" officeooo:paragraph-rsid="002213d1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bold" officeooo:rsid="002c7808" officeooo:paragraph-rsid="002c7808" style:font-size-asian="14pt" style:font-weight-asian="bold" style:font-size-complex="14pt" style:font-weight-complex="bold"/>
    </style:style>
    <style:style style:name="P58" style:family="paragraph" style:parent-style-name="Standard" style:list-style-name="L1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Times New Roman" fo:font-size="14pt" fo:font-weight="normal" officeooo:rsid="0015ab03" officeooo:paragraph-rsid="001eaeaa" style:font-size-asian="14pt" style:font-weight-asian="normal" style:font-size-complex="14pt" style:font-weight-complex="normal"/>
    </style:style>
    <style:style style:name="P59" style:family="paragraph" style:parent-style-name="Standard" style:list-style-name="L1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Times New Roman" fo:font-size="14pt" fo:font-weight="normal" officeooo:rsid="0015ab03" officeooo:paragraph-rsid="0021f7dc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5ab03" officeooo:paragraph-rsid="002a1ef3" style:font-size-asian="14pt" style:font-weight-asian="normal" style:font-size-complex="14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rsid="0021f7dc" officeooo:paragraph-rsid="0021f7dc" style:font-size-asian="14pt" style:font-weight-asian="normal" style:font-size-complex="14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rsid="002213d1" officeooo:paragraph-rsid="002213d1" style:font-size-asian="14pt" style:font-weight-asian="normal" style:font-size-complex="14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rsid="003adaaf" officeooo:paragraph-rsid="003adaaf" style:font-size-asian="14pt" style:font-weight-asian="normal" style:font-size-complex="14pt" style:font-weight-complex="normal"/>
    </style:style>
    <style:style style:name="P64" style:family="paragraph" style:parent-style-name="Standard" style:list-style-name="L1">
      <loext:graphic-properties draw:fill-gradient-name="Gradient_20_1" draw:fill-hatch-name="hatch"/>
      <style:paragraph-properties fo:text-align="start" style:justify-single-word="false" fo:padding="0.049cm" fo:border="0.06pt solid #000000"/>
      <style:text-properties style:font-name="Times New Roman" fo:font-size="14pt" fo:font-weight="normal" officeooo:rsid="003adaaf" officeooo:paragraph-rsid="003adaaf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adaaf" officeooo:paragraph-rsid="003adaaf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style:line-height-at-least="0.503cm" fo:padding="0.049cm" fo:border="0.06pt solid #000000"/>
      <style:text-properties style:font-name="Times New Roman" fo:font-size="14pt" fo:font-weight="normal" style:font-size-asian="14pt" style:font-size-complex="14pt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4pt" officeooo:rsid="0017c6bd" officeooo:paragraph-rsid="001eaeaa" style:font-size-asian="14pt" style:font-size-complex="14pt"/>
    </style:style>
    <style:style style:name="P68" style:family="paragraph" style:parent-style-name="Standard">
      <style:paragraph-properties fo:text-align="start" style:justify-single-word="false"/>
      <style:text-properties fo:font-size="14pt" officeooo:rsid="0017c6bd" officeooo:paragraph-rsid="0021f7dc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fo:font-size="14pt" officeooo:rsid="001a80a7" officeooo:paragraph-rsid="001eaeaa" style:font-size-asian="14pt" style:font-size-complex="14pt"/>
    </style:style>
    <style:style style:name="P70" style:family="paragraph" style:parent-style-name="Standard">
      <style:paragraph-properties fo:text-align="start" style:justify-single-word="false"/>
      <style:text-properties fo:font-size="14pt" officeooo:rsid="001d4ad2" officeooo:paragraph-rsid="0021f7dc" style:font-size-asian="14pt" style:font-size-complex="14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4pt" officeooo:rsid="0039967d" officeooo:paragraph-rsid="0039967d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39967d" officeooo:paragraph-rsid="0039967d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officeooo:paragraph-rsid="001eaeaa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021f7dc"/>
    </style:style>
    <style:style style:name="P75" style:family="paragraph" style:parent-style-name="Standard">
      <style:paragraph-properties fo:text-align="start" style:justify-single-word="false"/>
    </style:style>
    <style:style style:name="P76" style:family="paragraph" style:parent-style-name="Standard" style:list-style-name="L7">
      <style:paragraph-properties fo:text-align="start" style:justify-single-word="false"/>
      <style:text-properties officeooo:paragraph-rsid="001eaeaa"/>
    </style:style>
    <style:style style:name="P77" style:family="paragraph" style:parent-style-name="Standard" style:list-style-name="L8">
      <style:paragraph-properties fo:text-align="start" style:justify-single-word="false"/>
      <style:text-properties officeooo:paragraph-rsid="0021f7dc"/>
    </style:style>
    <style:style style:name="P78" style:family="paragraph" style:parent-style-name="Standard">
      <style:text-properties officeooo:paragraph-rsid="001eaeaa"/>
    </style:style>
    <style:style style:name="P79" style:family="paragraph" style:parent-style-name="Standard" style:list-style-name="L3">
      <style:paragraph-properties fo:text-align="start" style:justify-single-word="false"/>
      <style:text-properties fo:font-weight="bold" officeooo:paragraph-rsid="0021f7dc" style:font-weight-asian="bold" style:font-weight-complex="bold"/>
    </style:style>
    <style:style style:name="P80" style:family="paragraph" style:parent-style-name="Standard">
      <loext:graphic-properties draw:fill-gradient-name="gradient" draw:fill-hatch-name="hatch"/>
      <style:paragraph-properties style:line-height-at-least="0.503cm" fo:text-align="start" style:justify-single-word="false" fo:padding="0.049cm" fo:border="none"/>
      <style:text-properties fo:color="#000000" loext:opacity="100%" style:font-name="Times New Roman" fo:font-size="14pt" fo:font-weight="normal" officeooo:rsid="00203e28" officeooo:paragraph-rsid="00215da1" fo:background-color="#ffffff" style:font-size-asian="14pt" style:font-size-complex="14pt"/>
    </style:style>
    <style:style style:name="P81" style:family="paragraph" style:parent-style-name="Standard">
      <loext:graphic-properties draw:fill-gradient-name="gradient" draw:fill-hatch-name="hatch"/>
      <style:paragraph-properties style:line-height-at-least="0.503cm" fo:text-align="start" style:justify-single-word="false" fo:padding="0.049cm" fo:border="none"/>
      <style:text-properties fo:color="#000000" loext:opacity="100%" style:font-name="Times New Roman" fo:font-size="14pt" fo:font-weight="normal" officeooo:rsid="00203e28" officeooo:paragraph-rsid="003adaaf" fo:background-color="#ffffff" style:font-size-asian="14pt" style:font-size-complex="14pt"/>
    </style:style>
    <style:style style:name="P82" style:family="paragraph" style:parent-style-name="Standard">
      <style:text-properties fo:font-size="13pt" officeooo:paragraph-rsid="0021f7dc" style:font-size-asian="13pt" style:font-size-complex="13pt"/>
    </style:style>
    <style:style style:name="P83" style:family="paragraph" style:parent-style-name="Standard">
      <style:text-properties fo:font-size="13pt" officeooo:paragraph-rsid="0039967d" style:font-size-asian="13pt" style:font-size-complex="13pt"/>
    </style:style>
    <style:style style:name="P84" style:family="paragraph" style:parent-style-name="Standard">
      <style:text-properties fo:font-size="13pt" officeooo:paragraph-rsid="001eaeaa" style:font-size-asian="13pt" style:font-size-complex="13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1dd70d" officeooo:paragraph-rsid="001eaeaa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fo:font-size="14pt" officeooo:rsid="002ac824" officeooo:paragraph-rsid="002ac824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fo:font-size="14pt" officeooo:rsid="001a3dd5" officeooo:paragraph-rsid="001eaeaa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fo:font-size="14pt" officeooo:rsid="001a3dd5" officeooo:paragraph-rsid="0039967d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fo:font-size="14pt" officeooo:rsid="001a80a7" officeooo:paragraph-rsid="002d2711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fo:font-size="14pt" officeooo:rsid="00203e28" officeooo:paragraph-rsid="00203e28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fo:font-size="14pt" officeooo:rsid="00203e28" officeooo:paragraph-rsid="003adaaf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fo:font-size="14pt" officeooo:rsid="002ec6fc" officeooo:paragraph-rsid="002ec6fc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fo:font-size="14pt" officeooo:rsid="002ec6fc" officeooo:paragraph-rsid="003adaaf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font-size="14pt" officeooo:rsid="00303efc" officeooo:paragraph-rsid="00303efc" style:font-size-asian="14pt" style:font-size-complex="14pt"/>
    </style:style>
    <style:style style:name="P95" style:family="paragraph" style:parent-style-name="Table_20_Contents">
      <style:paragraph-properties fo:text-align="start" style:justify-single-word="false"/>
      <style:text-properties fo:font-size="14pt" officeooo:rsid="00303efc" officeooo:paragraph-rsid="003adaaf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font-size="14pt" officeooo:rsid="003236ba" officeooo:paragraph-rsid="003236ba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font-size="14pt" officeooo:rsid="003236ba" officeooo:paragraph-rsid="003adaaf" style:font-size-asian="14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fo:font-size="14pt" officeooo:rsid="00343550" officeooo:paragraph-rsid="00343550" style:font-size-asian="14pt" style:font-size-complex="14pt"/>
    </style:style>
    <style:style style:name="P99" style:family="paragraph" style:parent-style-name="Table_20_Contents">
      <style:paragraph-properties fo:text-align="start" style:justify-single-word="false"/>
      <style:text-properties fo:font-size="14pt" officeooo:rsid="00350c21" officeooo:paragraph-rsid="00350c21" style:font-size-asian="14pt" style:font-size-complex="14pt"/>
    </style:style>
    <style:style style:name="P100" style:family="paragraph" style:parent-style-name="Table_20_Contents">
      <style:text-properties officeooo:rsid="002d2711" officeooo:paragraph-rsid="002d2711"/>
    </style:style>
    <style:style style:name="P101" style:family="paragraph" style:parent-style-name="Table_20_Contents">
      <style:text-properties fo:font-size="13pt" officeooo:paragraph-rsid="001eaeaa" style:font-size-asian="13pt" style:font-size-complex="13pt"/>
    </style:style>
    <style:style style:name="P102" style:family="paragraph" style:parent-style-name="Table_20_Contents">
      <style:paragraph-properties fo:text-align="start" style:justify-single-word="false"/>
      <style:text-properties fo:font-size="13pt" officeooo:paragraph-rsid="0021f7dc" style:font-size-asian="13pt" style:font-size-complex="13pt"/>
    </style:style>
    <style:style style:name="P103" style:family="paragraph" style:parent-style-name="Table_20_Contents">
      <style:paragraph-properties fo:text-align="start" style:justify-single-word="false"/>
      <style:text-properties fo:font-size="13pt" officeooo:paragraph-rsid="0039967d" style:font-size-asian="13pt" style:font-size-complex="13pt"/>
    </style:style>
    <style:style style:name="P104" style:family="paragraph" style:parent-style-name="Table_20_Contents">
      <style:paragraph-properties fo:text-align="start" style:justify-single-word="false"/>
      <style:text-properties fo:font-size="13pt" officeooo:paragraph-rsid="001eaeaa" style:font-size-asian="13pt" style:font-size-complex="13pt"/>
    </style:style>
    <style:style style:name="P105" style:family="paragraph" style:parent-style-name="Table_20_Contents">
      <style:text-properties fo:font-size="13pt" officeooo:paragraph-rsid="0021f7dc" style:font-size-asian="13pt" style:font-size-complex="13pt"/>
    </style:style>
    <style:style style:name="P106" style:family="paragraph" style:parent-style-name="Table_20_Contents">
      <style:text-properties fo:font-size="13pt" officeooo:rsid="0039967d" officeooo:paragraph-rsid="0039967d" style:font-size-asian="13pt" style:font-size-complex="13pt"/>
    </style:style>
    <style:style style:name="P107" style:family="paragraph" style:parent-style-name="Table_20_Contents">
      <style:text-properties fo:font-size="13pt" officeooo:paragraph-rsid="0039967d" style:font-size-asian="13pt" style:font-size-complex="13pt"/>
    </style:style>
    <style:style style:name="P108" style:family="paragraph" style:parent-style-name="Table_20_Contents">
      <style:paragraph-properties fo:text-align="start" style:justify-single-word="false"/>
      <style:text-properties fo:font-size="13pt" officeooo:rsid="001a80a7" officeooo:paragraph-rsid="0021f7dc" style:font-size-asian="13pt" style:font-size-complex="13pt"/>
    </style:style>
    <style:style style:name="P109" style:family="paragraph" style:parent-style-name="Table_20_Contents">
      <style:paragraph-properties fo:text-align="start" style:justify-single-word="false"/>
      <style:text-properties fo:font-size="13pt" officeooo:rsid="001a80a7" officeooo:paragraph-rsid="001eaeaa" style:font-size-asian="13pt" style:font-size-complex="13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bold" officeooo:rsid="00180a22" style:font-weight-asian="bold" style:font-weight-complex="bold"/>
    </style:style>
    <style:style style:name="T3" style:family="text">
      <style:text-properties style:font-name="Times New Roman" fo:font-weight="bold" officeooo:rsid="002c7808" style:font-weight-asian="bold" style:font-weight-complex="bold"/>
    </style:style>
    <style:style style:name="T4" style:family="text">
      <style:text-properties style:font-name="Times New Roman" fo:font-size="14pt" fo:font-weight="bold" officeooo:rsid="0015ab03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3d3478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17c6b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21f7dc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officeooo:rsid="0015ab03" style:font-size-asian="14pt" style:font-size-complex="14pt"/>
    </style:style>
    <style:style style:name="T9" style:family="text">
      <style:text-properties style:font-name="Times New Roman" fo:font-size="14pt" officeooo:rsid="003d3478" style:font-size-asian="14pt" style:font-size-complex="14pt"/>
    </style:style>
    <style:style style:name="T10" style:family="text">
      <style:text-properties fo:color="#c586c0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dcdcaa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d4d4d4" loext:opacity="100%"/>
    </style:style>
    <style:style style:name="T17" style:family="text">
      <style:text-properties officeooo:rsid="0016b577"/>
    </style:style>
    <style:style style:name="T18" style:family="text">
      <style:text-properties officeooo:rsid="001c14e3"/>
    </style:style>
    <style:style style:name="T19" style:family="text">
      <style:text-properties officeooo:rsid="001d4ad2"/>
    </style:style>
    <style:style style:name="T20" style:family="text">
      <style:text-properties officeooo:rsid="001dd70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a1ef3"/>
    </style:style>
    <style:style style:name="T23" style:family="text">
      <style:text-properties fo:color="#cccccc" loext:opacity="100%" fo:background-color="#ffffff" loext:char-shading-value="0"/>
    </style:style>
    <style:style style:name="T24" style:family="text">
      <style:text-properties style:font-name="monospace"/>
    </style:style>
    <style:style style:name="T25" style:family="text">
      <style:text-properties officeooo:rsid="002ac824"/>
    </style:style>
    <style:style style:name="T26" style:family="text">
      <style:text-properties officeooo:rsid="002c7808"/>
    </style:style>
    <style:style style:name="T27" style:family="text">
      <style:text-properties officeooo:rsid="002cacbf"/>
    </style:style>
    <style:style style:name="T28" style:family="text">
      <style:text-properties officeooo:rsid="002d2711"/>
    </style:style>
    <style:style style:name="T29" style:family="text">
      <style:text-properties officeooo:rsid="00303efc"/>
    </style:style>
    <style:style style:name="T30" style:family="text">
      <style:text-properties officeooo:rsid="00343550"/>
    </style:style>
    <style:style style:name="T31" style:family="text">
      <style:text-properties officeooo:rsid="00350c21"/>
    </style:style>
    <style:style style:name="T32" style:family="text">
      <style:text-properties officeooo:rsid="0037a19e"/>
    </style:style>
    <style:style style:name="T33" style:family="text">
      <style:text-properties officeooo:rsid="0039967d"/>
    </style:style>
    <style:style style:name="T34" style:family="text">
      <style:text-properties officeooo:rsid="003adaaf"/>
    </style:style>
    <style:style style:name="T35" style:family="text">
      <style:text-properties officeooo:rsid="003b9f1c"/>
    </style:style>
    <style:style style:name="T36" style:family="text">
      <style:text-properties officeooo:rsid="003ba6be"/>
    </style:style>
    <style:style style:name="T37" style:family="text">
      <style:text-properties officeooo:rsid="003bc80e"/>
    </style:style>
    <style:style style:name="T38" style:family="text">
      <style:text-properties officeooo:rsid="003d347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колин Георгий ИУ7-22Б</text:p>
      <text:p text:style-name="P3"/>
      <text:p text:style-name="P1">Задание №2</text:p>
      <text:p text:style-name="P1">Этапы получения исполняемого файла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Оглавление</text:p>
          </text:index-title>
          <text:p text:style-name="P36"><text:a xlink:type="simple" xlink:href="#__RefHeading___Toc1120_3802648710" text:style-name="Index_20_Link" text:visited-style-name="Index_20_Link">Программа, которую мы используем в дальнейшем<text:tab/>2</text:a></text:p>
          <text:p text:style-name="P36"><text:a xlink:type="simple" xlink:href="#__RefHeading___Toc1122_3802648710" text:style-name="Index_20_Link" text:visited-style-name="Index_20_Link">Компилятор gcc<text:tab/>3</text:a></text:p>
          <text:p text:style-name="P36"><text:a xlink:type="simple" xlink:href="#__RefHeading___Toc1124_3802648710" text:style-name="Index_20_Link" text:visited-style-name="Index_20_Link">Компилятор clang<text:tab/>6</text:a></text:p>
          <text:p text:style-name="P36"><text:a xlink:type="simple" xlink:href="#__RefHeading___Toc1126_3802648710" text:style-name="Index_20_Link" text:visited-style-name="Index_20_Link">Дополнительные задания<text:tab/>9</text:a></text:p>
          <text:p text:style-name="P36"><text:a xlink:type="simple" xlink:href="#__RefHeading___Toc1128_3802648710" text:style-name="Index_20_Link" text:visited-style-name="Index_20_Link">Вывод<text:tab/>9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<text:bookmark-start text:name="__RefHeading___Toc1120_3802648710"/><text:soft-page-break/>Программа, которую мы используем в дальнейшем<text:bookmark-end text:name="__RefHeading___Toc1120_3802648710"/></text:h>
      <text:p text:style-name="P2"/>
      <text:p text:style-name="P15">// Доколин Георгий ИУ7-22Б</text:p>
      <text:p text:style-name="P14"><text:span text:style-name="T10">#include</text:span><text:span text:style-name="T11"> </text:span><text:span text:style-name="T12">&lt;stdio.h&gt;</text:span></text:p>
      <text:p text:style-name="P4"/>
      <text:p text:style-name="P16">// Создание макросов</text:p>
      <text:p text:style-name="P14"><text:span text:style-name="T10">#define</text:span><text:span text:style-name="T11"> a </text:span><text:span text:style-name="T13">5</text:span></text:p>
      <text:p text:style-name="P14"><text:span text:style-name="T10">#define</text:span><text:span text:style-name="T11"> b </text:span><text:span text:style-name="T13">7</text:span></text:p>
      <text:p text:style-name="P4"/>
      <text:p text:style-name="P14"><text:span text:style-name="T11">int</text:span> <text:span text:style-name="T14">main</text:span>()</text:p>
      <text:p text:style-name="P14">{</text:p>
      <text:p text:style-name="P16"><text:tab/>// Выводи<text:span text:style-name="T17">м</text:span> сумму чисел </text:p>
      <text:p text:style-name="P14"><text:span text:style-name="T14"><text:tab/>printf</text:span>(<text:span text:style-name="T12">"</text:span><text:span text:style-name="T15">%d</text:span><text:span text:style-name="T12">"</text:span>, <text:span text:style-name="T11">a</text:span> <text:span text:style-name="T16">+</text:span> <text:span text:style-name="T11">b</text:span>);</text:p>
      <text:p text:style-name="P14"><text:span text:style-name="T10"><text:tab/>return</text:span> <text:span text:style-name="T13">0</text:span>;</text:p>
      <text:p text:style-name="P66"><text:span text:style-name="T23">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5"/>
      <text:p text:style-name="P75"/>
      <text:p text:style-name="P75"/>
      <text:h text:style-name="P39" text:outline-level="1"><text:bookmark-start text:name="__RefHeading___Toc1122_3802648710"/><text:soft-page-break/>Компилятор gcc <text:bookmark-end text:name="__RefHeading___Toc1122_3802648710"/></text:h>
      <text:list xml:id="list2590789915" text:style-name="L1">
        <text:list-item>
          <text:list>
            <text:list-header>
              <text:p text:style-name="P41">Версия компилятора</text:p>
              <text:p text:style-name="P58">gcc (Ubuntu 11.4.0-1ubuntu1~22.04) 11.4.0</text:p>
            </text:list-header>
          </text:list>
        </text:list-item>
      </text:list>
      <text:p text:style-name="P6"/>
      <text:list xml:id="list103533852695709" text:continue-numbering="true" text:style-name="L1">
        <text:list-item>
          <text:list>
            <text:list-header>
              <text:p text:style-name="P41">Команда для получения исполняемого файла</text:p>
              <text:p text:style-name="P58">gcc -std=c99 -Wall -Werror -v -save-temps main.c</text:p>
            </text:list-header>
          </text:list>
        </text:list-item>
      </text:list>
      <text:p text:style-name="P49"/>
      <text:p text:style-name="P60"><text:span text:style-name="T22">Ключ </text:span><text:span text:style-name="T21">-v</text:span> используется для отображения программ, вызванных компилятором</text:p>
      <text:p text:style-name="P60"><text:span text:style-name="T22">Ключ </text:span><text:span text:style-name="T21">-save-temps </text:span>используется для того, чтобы не удалять промежуточные файлы</text:p>
      <text:p text:style-name="P49"/>
      <text:list xml:id="list103534179984362" text:continue-numbering="true" text:style-name="L1">
        <text:list-item>
          <text:list>
            <text:list-header>
              <text:p text:style-name="P47">Список файлов, полученных в результате компиляции</text:p>
            </text:list-header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Имя</text:p>
          </table:table-cell>
          <table:table-cell table:style-name="Table6.A1" office:value-type="string">
            <text:p text:style-name="P29">Размеры, байты</text:p>
          </table:table-cell>
          <table:table-cell table:style-name="Table6.C1" office:value-type="string">
            <text:p text:style-name="P34">Тип</text:p>
          </table:table-cell>
        </table:table-row>
        <table:table-row>
          <table:table-cell table:style-name="Table6.A2" office:value-type="string">
            <text:p text:style-name="P19">main.c</text:p>
          </table:table-cell>
          <table:table-cell table:style-name="Table6.A2" office:value-type="string">
            <text:p text:style-name="P17">224</text:p>
          </table:table-cell>
          <table:table-cell table:style-name="Table6.C2" office:value-type="string">
            <text:p text:style-name="P19">Текстовый</text:p>
          </table:table-cell>
        </table:table-row>
        <table:table-row>
          <table:table-cell table:style-name="Table6.A2" office:value-type="string">
            <text:p text:style-name="P24"><text:span text:style-name="T25">a-</text:span>main.i</text:p>
          </table:table-cell>
          <table:table-cell table:style-name="Table6.A2" office:value-type="string">
            <text:p text:style-name="P86">13964</text:p>
          </table:table-cell>
          <table:table-cell table:style-name="Table6.C2" office:value-type="string">
            <text:p text:style-name="P24">Текстовый</text:p>
          </table:table-cell>
        </table:table-row>
        <table:table-row>
          <table:table-cell table:style-name="Table6.A2" office:value-type="string">
            <text:p text:style-name="P24"><text:span text:style-name="T25">a-</text:span>main.s</text:p>
          </table:table-cell>
          <table:table-cell table:style-name="Table6.A2" office:value-type="string">
            <text:p text:style-name="P17">68<text:span text:style-name="T25">7</text:span></text:p>
          </table:table-cell>
          <table:table-cell table:style-name="Table6.C2" office:value-type="string">
            <text:p text:style-name="P24">Текстовый</text:p>
          </table:table-cell>
        </table:table-row>
        <table:table-row>
          <table:table-cell table:style-name="Table6.A2" office:value-type="string">
            <text:p text:style-name="P24"><text:span text:style-name="T25">a-</text:span>main.o</text:p>
          </table:table-cell>
          <table:table-cell table:style-name="Table6.A2" office:value-type="string">
            <text:p text:style-name="P17">1496</text:p>
          </table:table-cell>
          <table:table-cell table:style-name="Table6.C2" office:value-type="string">
            <text:p text:style-name="P24">Объектный</text:p>
          </table:table-cell>
        </table:table-row>
        <table:table-row>
          <table:table-cell table:style-name="Table6.A2" office:value-type="string">
            <text:p text:style-name="P86">a.out</text:p>
          </table:table-cell>
          <table:table-cell table:style-name="Table6.A2" office:value-type="string">
            <text:p text:style-name="P17">15960</text:p>
          </table:table-cell>
          <table:table-cell table:style-name="Table6.C2" office:value-type="string">
            <text:p text:style-name="P86">Исполняемый</text:p>
          </table:table-cell>
        </table:table-row>
      </table:table>
      <text:list xml:id="list103532949347563" text:continue-numbering="true" text:style-name="L1">
        <text:list-item>
          <text:list>
            <text:list-header>
              <text:p text:style-name="P67"><text:span text:style-name="T3"/></text:p>
              <text:p text:style-name="P67"><text:span text:style-name="T3">Этап обработки препроцессором</text:span></text:p>
            </text:list-header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Команда для выполнения этапа</text:p>
          </table:table-cell>
          <table:table-cell table:style-name="Table7.B1" office:value-type="string">
            <text:p text:style-name="P31"><text:s/>/usr/lib/gcc/x86_64-linux-gnu/11/cc1 -E -quiet -v -imultiarch x86_64-linux-gnu main.c -mtune=generic -march=x86-64 -std=c99 -Wall -Werror -fpch-preprocess -fasynchronous-unwind-tables -fstack-protector-strong -Wformat-security -fstack-clash-protection -fcf-protection -o a-main.i</text:p>
          </table:table-cell>
        </table:table-row>
        <table:table-row>
          <table:table-cell table:style-name="Table7.A2" office:value-type="string">
            <text:p text:style-name="P26">Вход</text:p>
          </table:table-cell>
          <table:table-cell table:style-name="Table7.B2" office:value-type="string">
            <text:p text:style-name="P17"><text:s/>main.c</text:p>
          </table:table-cell>
        </table:table-row>
        <table:table-row>
          <table:table-cell table:style-name="Table7.A2" office:value-type="string">
            <text:p text:style-name="P26">Выход</text:p>
          </table:table-cell>
          <table:table-cell table:style-name="Table7.B2" office:value-type="string">
            <text:p text:style-name="P17"><text:s/><text:span text:style-name="T25">a-</text:span>main.<text:span text:style-name="T36">i</text:span></text:p>
          </table:table-cell>
        </table:table-row>
        <table:table-row>
          <table:table-cell table:style-name="Table7.A2" office:value-type="string">
            <text:p text:style-name="P26">Назначение</text:p>
          </table:table-cell>
          <table:table-cell table:style-name="Table7.B2" office:value-type="string">
            <text:p text:style-name="P32"><text:s/><text:span text:style-name="T25">Получение единицы трансляции</text:span></text:p>
          </table:table-cell>
        </table:table-row>
        <table:table-row>
          <table:table-cell table:style-name="Table7.A2" office:value-type="string">
            <text:p text:style-name="P26">Имя утилиты</text:p>
          </table:table-cell>
          <table:table-cell table:style-name="Table7.B2" office:value-type="string">
            <text:p text:style-name="P22"><text:s/>c<text:span text:style-name="T25">с1</text:span></text:p>
          </table:table-cell>
        </table:table-row>
        <table:table-row>
          <table:table-cell table:style-name="Table7.A2" office:value-type="string">
            <text:p text:style-name="P26">Способ передачи параметров</text:p>
          </table:table-cell>
          <table:table-cell table:style-name="Table7.B2" office:value-type="string">
            <text:p text:style-name="P17"><text:span text:style-name="T18"><text:s/>П</text:span>араметры командной строки</text:p>
          </table:table-cell>
        </table:table-row>
      </table:table>
      <text:p text:style-name="P7"/>
      <text:list xml:id="list103533719600387" text:continue-numbering="true" text:style-name="L1">
        <text:list-item>
          <text:list>
            <text:list-header>
              <text:p text:style-name="P57">Трансляция на язык ассемблера</text:p>
            </text:list-header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6">Команда для выполнения этапа</text:p>
          </table:table-cell>
          <table:table-cell table:style-name="Table8.B1" office:value-type="string">
            <text:p text:style-name="P84"><text:s/>/usr/lib/gcc/x86_64-linux-gnu/11/cc1 -fpreprocessed a-main.i -quiet -dumpbase a-main.i -dumpbase-ext .i -mtune=generic -march=x86-64 -Wall -Werror -std=c99 -version -o a-main.s -fasynchronous-unwind-tables -fstack-protector-strong -Wformat-security -fstack-clash-protection -fcf-protection</text:p>
          </table:table-cell>
        </table:table-row>
        <table:table-row>
          <table:table-cell table:style-name="Table8.A2" office:value-type="string">
            <text:p text:style-name="P26">Вход</text:p>
          </table:table-cell>
          <table:table-cell table:style-name="Table8.B2" office:value-type="string">
            <text:p text:style-name="P104"><text:s/><text:span text:style-name="T26">a-</text:span>main.<text:span text:style-name="T18">i</text:span></text:p>
          </table:table-cell>
        </table:table-row>
        <table:table-row>
          <table:table-cell table:style-name="Table8.A2" office:value-type="string">
            <text:p text:style-name="P26">Выход</text:p>
          </table:table-cell>
          <table:table-cell table:style-name="Table8.B2" office:value-type="string">
            <text:p text:style-name="P104"><text:s/><text:span text:style-name="T26">a-</text:span>main.<text:span text:style-name="T18">s</text:span></text:p>
          </table:table-cell>
        </table:table-row>
        <text:soft-page-break/>
        <table:table-row>
          <table:table-cell table:style-name="Table8.A2" office:value-type="string">
            <text:p text:style-name="P26">Назначение</text:p>
          </table:table-cell>
          <table:table-cell table:style-name="Table8.B2" office:value-type="string">
            <text:p text:style-name="P101"><text:s/><text:span text:style-name="T27">Перевод единицы трансляции на язык Ассемблера</text:span></text:p>
          </table:table-cell>
        </table:table-row>
        <table:table-row>
          <table:table-cell table:style-name="Table8.A2" office:value-type="string">
            <text:p text:style-name="P26">Имя утилиты</text:p>
          </table:table-cell>
          <table:table-cell table:style-name="Table8.B2" office:value-type="string">
            <text:p text:style-name="P109"><text:s/><text:span text:style-name="T27">cc1</text:span></text:p>
          </table:table-cell>
        </table:table-row>
        <table:table-row>
          <table:table-cell table:style-name="Table8.A2" office:value-type="string">
            <text:p text:style-name="P26">Способ передачи параметров</text:p>
          </table:table-cell>
          <table:table-cell table:style-name="Table8.B2" office:value-type="string">
            <text:p text:style-name="P17"><text:span text:style-name="T18"><text:s/>П</text:span>араметры командной строки</text:p>
          </table:table-cell>
        </table:table-row>
      </table:table>
      <text:p text:style-name="P69"/>
      <text:list xml:id="list103532881726391" text:continue-numbering="true" text:style-name="L1">
        <text:list-item>
          <text:list>
            <text:list-header>
              <text:p text:style-name="P50">Ассемблирование</text:p>
            </text:list-header>
          </text:list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6">Команда для выполнения этапа</text:p>
          </table:table-cell>
          <table:table-cell table:style-name="Table9.B1" office:value-type="string">
            <text:p text:style-name="P31"><text:s/>as -v --64 -o a-main.o a-main.s</text:p>
          </table:table-cell>
        </table:table-row>
        <table:table-row>
          <table:table-cell table:style-name="Table9.A2" office:value-type="string">
            <text:p text:style-name="P26">Вход</text:p>
          </table:table-cell>
          <table:table-cell table:style-name="Table9.B2" office:value-type="string">
            <text:p text:style-name="P17"><text:s/><text:span text:style-name="T27">a-</text:span>main.<text:span text:style-name="T19">s</text:span></text:p>
          </table:table-cell>
        </table:table-row>
        <table:table-row>
          <table:table-cell table:style-name="Table9.A2" office:value-type="string">
            <text:p text:style-name="P26">Выход</text:p>
          </table:table-cell>
          <table:table-cell table:style-name="Table9.B2" office:value-type="string">
            <text:p text:style-name="P17"><text:s/><text:span text:style-name="T27">a-</text:span>main.<text:span text:style-name="T19">o</text:span></text:p>
          </table:table-cell>
        </table:table-row>
        <table:table-row>
          <table:table-cell table:style-name="Table9.A2" office:value-type="string">
            <text:p text:style-name="P26">Назначение</text:p>
          </table:table-cell>
          <table:table-cell table:style-name="Table9.B2" office:value-type="string">
            <text:p text:style-name="P32"><text:s/><text:span text:style-name="T28">Перевод программы с языка ассемблера в машинный код.</text:span></text:p>
          </table:table-cell>
        </table:table-row>
        <table:table-row>
          <table:table-cell table:style-name="Table9.A2" office:value-type="string">
            <text:p text:style-name="P26">Имя утилиты</text:p>
          </table:table-cell>
          <table:table-cell table:style-name="Table9.B2" office:value-type="string">
            <text:p text:style-name="P22"><text:s/><text:span text:style-name="T19">as</text:span></text:p>
          </table:table-cell>
        </table:table-row>
        <table:table-row>
          <table:table-cell table:style-name="Table9.A2" office:value-type="string">
            <text:p text:style-name="P26">Способ передачи параметров</text:p>
          </table:table-cell>
          <table:table-cell table:style-name="Table9.B2" office:value-type="string">
            <text:p text:style-name="P17"><text:span text:style-name="T18"><text:s/>П</text:span>араметры командной строки</text:p>
          </table:table-cell>
        </table:table-row>
      </table:table>
      <text:p text:style-name="P23"/>
      <text:list xml:id="list103532772237498" text:continue-numbering="true" text:style-name="L1">
        <text:list-item>
          <text:list>
            <text:list-header>
              <text:p text:style-name="P51">Компоновка</text:p>
            </text:list-header>
          </text:list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6">Команда для выполнения этапа</text:p>
          </table:table-cell>
          <table:table-cell table:style-name="Table10.B1" office:value-type="string">
            <text:p text:style-name="P31">/usr/lib/gcc/x86_64-linux-gnu/11/collect2 -plugin /usr/lib/gcc/x86_64-linux-gnu/11/liblto_plugin.so -plugin-opt=/usr/lib/gcc/x86_64-linux-gnu/11/lto-wrapper -plugin-opt=-fresolution=/tmp/ccBQWKSd.res -plugin-opt=-pass-through=-lgcc -plugin-opt=-pass-through=-lgcc_s -plugin-opt=-pass-through=-lc -plugin-opt=-pass-through=-lgcc -plugin-opt=-pass-through=-lgcc_s --build-id --eh-frame-hdr -m elf_x86_64 --hash-style=gnu --as-needed -dynamic-linker /lib64/ld-linux-x86-64.so.2 -pie -z now -z relro -o a.out /usr/lib/gcc/x86_64-linux-gnu/11/../../../x86_64-linux-gnu/Scrt1.o /usr/lib/gcc/x86_64-linux-gnu/11/../../../x86_64-linux-gnu/crti.o /usr/lib/gcc/x86_64-linux-gnu/11/crtbeginS.o -L/usr/lib/gcc/x86_64-linux-gnu/11 -L/usr/lib/gcc/x86_64-linux-gnu/11/../../../x86_64-linux-gnu -L/usr/lib/gcc/x86_64-linux-gnu/11/../../../../lib -L/lib/x86_64-linux-gnu -L/lib/../lib -L/usr/lib/x86_64-linux-gnu -L/usr/lib/../lib -L/usr/lib/gcc/x86_64-linux-gnu/11/../../.. a-main.o -lgcc --push-state --as-needed -lgcc_s --pop-state -lc -lgcc --push-state --as-needed -lgcc_s --pop-state /usr/lib/gcc/x86_64-linux-gnu/11/crtendS.o /usr/lib/gcc/x86_64-linux-gnu/11/../../../x86_64-linux-gnu/crtn.o</text:p>
          </table:table-cell>
        </table:table-row>
        <table:table-row>
          <table:table-cell table:style-name="Table10.A2" office:value-type="string">
            <text:p text:style-name="P26">Вход</text:p>
          </table:table-cell>
          <table:table-cell table:style-name="Table10.B2" office:value-type="string">
            <text:p text:style-name="P17"><text:s/><text:span text:style-name="T28">a-</text:span>main.<text:span text:style-name="T20">o</text:span></text:p>
          </table:table-cell>
        </table:table-row>
        <table:table-row>
          <table:table-cell table:style-name="Table10.A2" office:value-type="string">
            <text:p text:style-name="P26">Выход</text:p>
          </table:table-cell>
          <table:table-cell table:style-name="Table10.B2" office:value-type="string">
            <text:p text:style-name="P17"><text:s/><text:span text:style-name="T28">a.out</text:span></text:p>
          </table:table-cell>
        </table:table-row>
        <table:table-row>
          <table:table-cell table:style-name="Table10.A2" office:value-type="string">
            <text:p text:style-name="P26">Назначение</text:p>
          </table:table-cell>
          <table:table-cell table:style-name="Table10.B2" office:value-type="string">
            <text:p text:style-name="P100"><text:s/>Получение исполняемого файла из объектного.</text:p>
          </table:table-cell>
        </table:table-row>
        <table:table-row>
          <table:table-cell table:style-name="Table10.A2" office:value-type="string">
            <text:p text:style-name="P26">Имя утилиты</text:p>
          </table:table-cell>
          <table:table-cell table:style-name="Table10.B2" office:value-type="string">
            <text:p text:style-name="P89"><text:s/>collect2</text:p>
          </table:table-cell>
        </table:table-row>
        <table:table-row>
          <table:table-cell table:style-name="Table10.A2" office:value-type="string">
            <text:p text:style-name="P26">Способ передачи параметров</text:p>
          </table:table-cell>
          <table:table-cell table:style-name="Table10.B2" office:value-type="string">
            <text:p text:style-name="P17"><text:span text:style-name="T18"><text:s/>П</text:span>араметры командной строки</text:p>
          </table:table-cell>
        </table:table-row>
      </table:table>
      <text:p text:style-name="P6"/>
      <text:p text:style-name="P6"/>
      <text:p text:style-name="P6"/>
      <text:p text:style-name="P6"><text:soft-page-break/>Список объектных файлов, с которыми компонуется программа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8">Имя</text:p>
          </table:table-cell>
          <table:table-cell table:style-name="Table11.B1" office:value-type="string">
            <text:p text:style-name="P28">Назначение</text:p>
          </table:table-cell>
        </table:table-row>
        <table:table-row>
          <table:table-cell table:style-name="Table11.A2" office:value-type="string">
            <text:p text:style-name="P28">Scrt1.o</text:p>
          </table:table-cell>
          <table:table-cell table:style-name="Table11.B2" office:value-type="string">
            <text:p text:style-name="P92">Файл <text:s/>проводит инициализацию перед вызовов<text:span text:style-name="T37">о</text:span>м функции main.</text:p>
          </table:table-cell>
        </table:table-row>
        <table:table-row>
          <table:table-cell table:style-name="Table11.A2" office:value-type="string">
            <text:p text:style-name="P28">crti.o </text:p>
          </table:table-cell>
          <table:table-cell table:style-name="Table11.B2" office:value-type="string">
            <text:p text:style-name="P92">Файл проводит инициалиацию окружения, устанавливая различные значения переменных окружения.</text:p>
          </table:table-cell>
        </table:table-row>
        <table:table-row>
          <table:table-cell table:style-name="Table11.A2" office:value-type="string">
            <text:p text:style-name="P28">crtbeginS.o</text:p>
          </table:table-cell>
          <table:table-cell table:style-name="Table11.B2" office:value-type="string">
            <text:p text:style-name="P92">Файл хранит в себе код для запуска функции main.</text:p>
          </table:table-cell>
        </table:table-row>
        <table:table-row>
          <table:table-cell table:style-name="Table11.A2" office:value-type="string">
            <text:p text:style-name="P28">a-main.o</text:p>
          </table:table-cell>
          <table:table-cell table:style-name="Table11.B2" office:value-type="string">
            <text:p text:style-name="P92">Файл содерж<text:span text:style-name="T37">ит</text:span> код нашей программы.</text:p>
          </table:table-cell>
        </table:table-row>
        <table:table-row>
          <table:table-cell table:style-name="Table11.A2" office:value-type="string">
            <text:p text:style-name="P28">crtendS.o</text:p>
          </table:table-cell>
          <table:table-cell table:style-name="Table11.B2" office:value-type="string">
            <text:p text:style-name="P92">Файл для завершения функции main.</text:p>
          </table:table-cell>
        </table:table-row>
        <table:table-row>
          <table:table-cell table:style-name="Table11.A2" office:value-type="string">
            <text:p text:style-name="P28">crtn.o</text:p>
          </table:table-cell>
          <table:table-cell table:style-name="Table11.B2" office:value-type="string">
            <text:p text:style-name="P94">Файл, который служит для завершения работы компановщика и удаления всего что использовалось при его работе.</text:p>
          </table:table-cell>
        </table:table-row>
      </table:table>
      <text:p text:style-name="P6"/>
      <text:p text:style-name="P6">Список библиотек, с которыми компонуется программа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8">Имя</text:p>
          </table:table-cell>
          <table:table-cell table:style-name="Table12.B1" office:value-type="string">
            <text:p text:style-name="P28">Назначение</text:p>
          </table:table-cell>
        </table:table-row>
        <table:table-row>
          <table:table-cell table:style-name="Table12.A2" office:value-type="string">
            <text:p text:style-name="P33">-<text:span text:style-name="T29">l</text:span>gcc </text:p>
          </table:table-cell>
          <table:table-cell table:style-name="Table12.B2" office:value-type="string">
            <text:p text:style-name="P94">Libgcc используется для работы со строками, арифметическими опреациями, для работы которых процессору нужно преобразование в иной вид.</text:p>
          </table:table-cell>
        </table:table-row>
        <table:table-row>
          <table:table-cell table:style-name="Table12.A2" office:value-type="string">
            <text:p text:style-name="P33">-lgcc_s</text:p>
          </table:table-cell>
          <table:table-cell table:style-name="Table12.B2" office:value-type="string">
            <text:p text:style-name="P94">Libgcc_s используется для того чтобы включить все зависимости в исполняемый файл</text:p>
          </table:table-cell>
        </table:table-row>
        <table:table-row>
          <table:table-cell table:style-name="Table12.A2" office:value-type="string">
            <text:p text:style-name="P33">-lc</text:p>
          </table:table-cell>
          <table:table-cell table:style-name="Table12.B2" office:value-type="string">
            <text:p text:style-name="P96">GNU C Library используется для работы с функциями ввода, вывода, выделения памяти, обработки файлов и так далее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3"/>
      <text:p text:style-name="P73"/>
      <text:p text:style-name="P73"/>
      <text:h text:style-name="P39" text:outline-level="1"><text:bookmark-start text:name="__RefHeading___Toc1124_3802648710"/><text:soft-page-break/>Компилятор clang<text:bookmark-end text:name="__RefHeading___Toc1124_3802648710"/></text:h>
      <text:list xml:id="list1459740091" text:style-name="L3">
        <text:list-header>
          <text:p text:style-name="P79"><text:span text:style-name="T8">Версия компилятора</text:span></text:p>
        </text:list-header>
      </text:list>
      <text:list xml:id="list103533733283525" text:continue-list="list103532772237498" text:style-name="L1">
        <text:list-item>
          <text:list>
            <text:list-header>
              <text:p text:style-name="P59">Ubuntu clang version 14.0.0-1ubuntu1.1</text:p>
              <text:p text:style-name="P42"/>
            </text:list-header>
          </text:list>
          <text:p text:style-name="P74"><text:span text:style-name="T4">Команда для получения исполняемого файла</text:span></text:p>
          <text:list text:continue-numbering="true">
            <text:list-header>
              <text:p text:style-name="P59">clang -std=c99 -Wall -Werror -v -save-temps main.c</text:p>
              <text:p text:style-name="P48"/>
            </text:list-header>
          </text:list>
          <text:p text:style-name="P74"><text:span text:style-name="T6">Список файлов, полученных в результате компиляции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0">Имя</text:p>
          </table:table-cell>
          <table:table-cell table:style-name="Table15.A1" office:value-type="string">
            <text:p text:style-name="P30">Размеры, байты</text:p>
          </table:table-cell>
          <table:table-cell table:style-name="Table15.C1" office:value-type="string">
            <text:p text:style-name="P35">Тип</text:p>
          </table:table-cell>
        </table:table-row>
        <table:table-row>
          <table:table-cell table:style-name="Table15.A2" office:value-type="string">
            <text:p text:style-name="P21">main.c</text:p>
          </table:table-cell>
          <table:table-cell table:style-name="Table15.A2" office:value-type="string">
            <text:p text:style-name="P18">224</text:p>
          </table:table-cell>
          <table:table-cell table:style-name="Table15.C2" office:value-type="string">
            <text:p text:style-name="P21">Текстовый</text:p>
          </table:table-cell>
        </table:table-row>
        <table:table-row>
          <table:table-cell table:style-name="Table15.A2" office:value-type="string">
            <text:p text:style-name="P25">main.i</text:p>
          </table:table-cell>
          <table:table-cell table:style-name="Table15.A2" office:value-type="string">
            <text:p text:style-name="P18">1<text:span text:style-name="T30">4143</text:span></text:p>
          </table:table-cell>
          <table:table-cell table:style-name="Table15.C2" office:value-type="string">
            <text:p text:style-name="P25">Текстовый</text:p>
          </table:table-cell>
        </table:table-row>
        <table:table-row>
          <table:table-cell table:style-name="Table15.A2" office:value-type="string">
            <text:p text:style-name="P25">main.s</text:p>
          </table:table-cell>
          <table:table-cell table:style-name="Table15.A2" office:value-type="string">
            <text:p text:style-name="P18">850</text:p>
          </table:table-cell>
          <table:table-cell table:style-name="Table15.C2" office:value-type="string">
            <text:p text:style-name="P25">Текстовый</text:p>
          </table:table-cell>
        </table:table-row>
        <table:table-row>
          <table:table-cell table:style-name="Table15.A2" office:value-type="string">
            <text:p text:style-name="P25">main.o</text:p>
          </table:table-cell>
          <table:table-cell table:style-name="Table15.A2" office:value-type="string">
            <text:p text:style-name="P18">1256</text:p>
          </table:table-cell>
          <table:table-cell table:style-name="Table15.C2" office:value-type="string">
            <text:p text:style-name="P25">Объектный</text:p>
          </table:table-cell>
        </table:table-row>
        <table:table-row>
          <table:table-cell table:style-name="Table15.A2" office:value-type="string">
            <text:p text:style-name="P25">main.<text:span text:style-name="T30">bc</text:span></text:p>
          </table:table-cell>
          <table:table-cell table:style-name="Table15.A2" office:value-type="string">
            <text:p text:style-name="P99">2360</text:p>
          </table:table-cell>
          <table:table-cell table:style-name="Table15.C2" office:value-type="string">
            <text:p text:style-name="P98">Бинарный</text:p>
          </table:table-cell>
        </table:table-row>
        <table:table-row>
          <table:table-cell table:style-name="Table15.A2" office:value-type="string">
            <text:p text:style-name="P98">a.out</text:p>
          </table:table-cell>
          <table:table-cell table:style-name="Table15.A2" office:value-type="string">
            <text:p text:style-name="P99">16032</text:p>
          </table:table-cell>
          <table:table-cell table:style-name="Table15.C2" office:value-type="string">
            <text:p text:style-name="P98">Исполняемый</text:p>
          </table:table-cell>
        </table:table-row>
      </table:table>
      <text:p text:style-name="P20"/>
      <text:p text:style-name="P20"><text:span text:style-name="T2"><text:tab/>Препроцессирование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7">Команда для выполнения этапа</text:p>
          </table:table-cell>
          <table:table-cell table:style-name="Table16.B1" office:value-type="string">
            <text:p text:style-name="P82"><text:s/>"/usr/lib/llvm-14/bin/clang" -cc1 -triple x86_64-pc-linux-gnu -E -disable-free -clear-ast-before-backend -disable-llvm-verifier -discard-value-names -main-file-name main.c -mrelocation-model pic -pic-level 2 -pic-is-pie -mframe-pointer=all -fmath-errno -ffp-contract=on -fno-rounding-math -mconstructor-aliases -funwind-tables=2 -target-cpu x86-64 -tune-cpu generic -debugger-tuning=gdb -v -fcoverage-compilation-dir=/home/george/Desktop/PTP/LABA_2 -resource-dir /usr/lib/llvm-14/lib/clang/14.0.0 -internal-isystem /usr/lib/llvm-14/lib/clang/14.0.0/include -internal-isystem /usr/local/include -internal-isystem /usr/bin/../lib/gcc/x86_64-linux-gnu/11/../../../../x86_64-linux-gnu/include -internal-externc-isystem /usr/include/x86_64-linux-gnu -internal-externc-isystem /include -internal-externc-isystem /usr/include -fdebug-compilation-dir=/home/george/Desktop/PTP/LABA_2 -ferror-limit 19 -fgnuc-version=4.2.1 -faddrsig -D__GCC_HAVE_DWARF2_CFI_ASM=1 -o main.i -x c main.c</text:p>
          </table:table-cell>
        </table:table-row>
        <table:table-row>
          <table:table-cell table:style-name="Table16.A2" office:value-type="string">
            <text:p text:style-name="P27">Вход</text:p>
          </table:table-cell>
          <table:table-cell table:style-name="Table16.B2" office:value-type="string">
            <text:p text:style-name="P102"><text:s/>main.c</text:p>
          </table:table-cell>
        </table:table-row>
        <table:table-row>
          <table:table-cell table:style-name="Table16.A2" office:value-type="string">
            <text:p text:style-name="P27">Выход</text:p>
          </table:table-cell>
          <table:table-cell table:style-name="Table16.B2" office:value-type="string">
            <text:p text:style-name="P102"><text:s/>main.i</text:p>
          </table:table-cell>
        </table:table-row>
        <table:table-row>
          <table:table-cell table:style-name="Table16.A2" office:value-type="string">
            <text:p text:style-name="P27">Назначение</text:p>
          </table:table-cell>
          <table:table-cell table:style-name="Table16.B2" office:value-type="string">
            <text:p text:style-name="P105"><text:s/>П<text:span text:style-name="T31">олучениие единицы трансляции</text:span></text:p>
          </table:table-cell>
        </table:table-row>
        <table:table-row>
          <table:table-cell table:style-name="Table16.A2" office:value-type="string">
            <text:p text:style-name="P27">Имя утилиты</text:p>
          </table:table-cell>
          <table:table-cell table:style-name="Table16.B2" office:value-type="string">
            <text:p text:style-name="P108"><text:s/>c<text:span text:style-name="T31">с1</text:span></text:p>
          </table:table-cell>
        </table:table-row>
        <table:table-row>
          <table:table-cell table:style-name="Table16.A2" office:value-type="string">
            <text:p text:style-name="P27">Способ передачи параметров</text:p>
          </table:table-cell>
          <table:table-cell table:style-name="Table16.B2" office:value-type="string">
            <text:p text:style-name="P102"><text:span text:style-name="T18"><text:s/>П</text:span>араметры командной строки</text:p>
          </table:table-cell>
        </table:table-row>
      </table:table>
      <text:list xml:id="list103533903639822" text:continue-numbering="true" text:style-name="L1">
        <text:list-item>
          <text:list>
            <text:list-header>
              <text:p text:style-name="P71"><text:soft-page-break/><text:span text:style-name="T1">Перевод на язык ассемблера</text:span></text:p>
            </text:list-header>
          </text:list>
        </text:list-item>
      </text:list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7">Команда для выполнения этапа</text:p>
          </table:table-cell>
          <table:table-cell table:style-name="Table18.B1" office:value-type="string">
            <text:p text:style-name="P82"><text:s/>"/usr/lib/llvm-14/bin/clang" -cc1 -triple x86_64-pc-linux-gnu -S -disable-free -clear-ast-before-backend -disable-llvm-verifier -discard-value-names -main-file-name main.i -mrelocation-model pic -pic-level 2 -pic-is-pie -mframe-pointer=all -fmath-errno -ffp-contract=on -fno-rounding-math -mconstructor-aliases -funwind-tables=2 -target-cpu x86-64 -tune-cpu generic -mllvm -treat-scalable-fixed-error-as-warning -debugger-tuning=gdb -v -fcoverage-compilation-dir=/home/george/Desktop/PTP/LABA_2 -resource-dir /usr/lib/llvm-14/lib/clang/14.0.0 -Wall -Werror -std=c99 -fdebug-compilation-dir=/home/george/Desktop/PTP/LABA_2 -ferror-limit 19 -fgnuc-version=4.2.1 -faddrsig -D__GCC_HAVE_DWARF2_CFI_ASM=1 -o main.s -x cpp-output main.i</text:p>
          </table:table-cell>
        </table:table-row>
        <table:table-row>
          <table:table-cell table:style-name="Table18.A2" office:value-type="string">
            <text:p text:style-name="P27">Вход</text:p>
          </table:table-cell>
          <table:table-cell table:style-name="Table18.B2" office:value-type="string">
            <text:p text:style-name="P102"><text:s/>main.<text:span text:style-name="T33">i</text:span></text:p>
          </table:table-cell>
        </table:table-row>
        <table:table-row>
          <table:table-cell table:style-name="Table18.A2" office:value-type="string">
            <text:p text:style-name="P27">Выход</text:p>
          </table:table-cell>
          <table:table-cell table:style-name="Table18.B2" office:value-type="string">
            <text:p text:style-name="P102"><text:s/>main.<text:span text:style-name="T32">s</text:span></text:p>
          </table:table-cell>
        </table:table-row>
        <table:table-row>
          <table:table-cell table:style-name="Table18.A2" office:value-type="string">
            <text:p text:style-name="P27">Назначение</text:p>
          </table:table-cell>
          <table:table-cell table:style-name="Table18.B2" office:value-type="string">
            <text:p text:style-name="P105"><text:s/><text:span text:style-name="T33">Перевод программы на язык ассемблера</text:span></text:p>
          </table:table-cell>
        </table:table-row>
        <table:table-row>
          <table:table-cell table:style-name="Table18.A2" office:value-type="string">
            <text:p text:style-name="P27">Имя утилиты</text:p>
          </table:table-cell>
          <table:table-cell table:style-name="Table18.B2" office:value-type="string">
            <text:p text:style-name="P108"><text:s/><text:span text:style-name="T33">cc1</text:span></text:p>
          </table:table-cell>
        </table:table-row>
        <table:table-row>
          <table:table-cell table:style-name="Table18.A2" office:value-type="string">
            <text:p text:style-name="P27">Способ передачи параметров</text:p>
          </table:table-cell>
          <table:table-cell table:style-name="Table18.B2" office:value-type="string">
            <text:p text:style-name="P102"><text:span text:style-name="T18"><text:s/>П</text:span>араметры командной строки</text:p>
          </table:table-cell>
        </table:table-row>
      </table:table>
      <text:p text:style-name="P70"/>
      <text:list xml:id="list103534085076735" text:continue-numbering="true" text:style-name="L1">
        <text:list-item>
          <text:list>
            <text:list-header>
              <text:p text:style-name="P71"><text:span text:style-name="T1">Ассемблирование</text:span></text:p>
            </text:list-header>
          </text:list>
        </text:list-item>
      </text:list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7">Команда для выполнения этапа</text:p>
          </table:table-cell>
          <table:table-cell table:style-name="Table19.B1" office:value-type="string">
            <text:p text:style-name="P82"><text:s/>"/usr/lib/llvm-14/bin/clang" -cc1as -triple x86_64-pc-linux-gnu -filetype obj -main-file-name main.s -target-cpu x86-64 -fdebug-compilation-dir=/home/george/Desktop/PTP/LABA_2 -dwarf-debug-producer "Ubuntu clang version 14.0.0-1ubuntu1.1" -dwarf-version=5 -mrelocation-model pic --mrelax-relocations -o main.o main.s</text:p>
          </table:table-cell>
        </table:table-row>
        <table:table-row>
          <table:table-cell table:style-name="Table19.A2" office:value-type="string">
            <text:p text:style-name="P27">Вход</text:p>
          </table:table-cell>
          <table:table-cell table:style-name="Table19.B2" office:value-type="string">
            <text:p text:style-name="P102"><text:s/>main.<text:span text:style-name="T33">s</text:span></text:p>
          </table:table-cell>
        </table:table-row>
        <table:table-row>
          <table:table-cell table:style-name="Table19.A2" office:value-type="string">
            <text:p text:style-name="P27">Выход</text:p>
          </table:table-cell>
          <table:table-cell table:style-name="Table19.B2" office:value-type="string">
            <text:p text:style-name="P102"><text:s/>main.<text:span text:style-name="T33">o</text:span></text:p>
          </table:table-cell>
        </table:table-row>
        <table:table-row>
          <table:table-cell table:style-name="Table19.A2" office:value-type="string">
            <text:p text:style-name="P27">Назначение</text:p>
          </table:table-cell>
          <table:table-cell table:style-name="Table19.B2" office:value-type="string">
            <text:p text:style-name="P106"><text:s/>Перевод кода программы в машинный код</text:p>
          </table:table-cell>
        </table:table-row>
        <table:table-row>
          <table:table-cell table:style-name="Table19.A2" office:value-type="string">
            <text:p text:style-name="P27">Имя утилиты</text:p>
          </table:table-cell>
          <table:table-cell table:style-name="Table19.B2" office:value-type="string">
            <text:p text:style-name="P101"><text:s/><text:span text:style-name="T33">cc1as</text:span></text:p>
          </table:table-cell>
        </table:table-row>
        <table:table-row>
          <table:table-cell table:style-name="Table19.A2" office:value-type="string">
            <text:p text:style-name="P27">Способ передачи параметров</text:p>
          </table:table-cell>
          <table:table-cell table:style-name="Table19.B2" office:value-type="string">
            <text:p text:style-name="P102"><text:span text:style-name="T18"><text:s/>П</text:span>араметры командной строки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72"><text:span text:style-name="T1"/></text:p>
      <text:p text:style-name="P72"><text:span text:style-name="T1"/></text:p>
      <text:list xml:id="list103532387370530" text:continue-numbering="true" text:style-name="L1">
        <text:list-item>
          <text:list>
            <text:list-header>
              <text:p text:style-name="P71"><text:soft-page-break/><text:span text:style-name="T1"><text:s/>Компановка</text:span></text:p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8">Команда для выполнения этапа</text:p>
          </table:table-cell>
          <table:table-cell table:style-name="Table2.B1" office:value-type="string">
            <text:p text:style-name="P83"><text:s text:c="2"/>"/usr/bin/ld" -pie -z relro --hash-style=gnu --build-id --eh-frame-hdr -m elf_x86_64 -dynamic-linker /lib64/ld-linux-x86-64.so.2 -o a.out /lib/x86_64-linux-gnu/Scrt1.o /lib/x86_64-linux-gnu/crti.o /usr/bin/../lib/gcc/x86_64-linux-gnu/11/crtbeginS.o -L/usr/bin/../lib/gcc/x86_64-linux-gnu/11 -L/usr/bin/../lib/gcc/x86_64-linux-gnu/11/../../../../lib64 -L/lib/x86_64-linux-gnu -L/lib/../lib64 -L/usr/lib/x86_64-linux-gnu -L/usr/lib/../lib64 -L/usr/lib/llvm-14/bin/../lib -L/lib -L/usr/lib main.o -lgcc --as-needed -lgcc_s --no-as-needed -lc -lgcc --as-needed -lgcc_s --no-as-needed /usr/bin/../lib/gcc/x86_64-linux-gnu/11/crtendS.o /lib/x86_64-linux-gnu/crtn.o</text:p>
          </table:table-cell>
        </table:table-row>
        <table:table-row>
          <table:table-cell table:style-name="Table2.A2" office:value-type="string">
            <text:p text:style-name="P88">Вход</text:p>
          </table:table-cell>
          <table:table-cell table:style-name="Table2.B2" office:value-type="string">
            <text:p text:style-name="P103"><text:s/>main.<text:span text:style-name="T33">o</text:span></text:p>
          </table:table-cell>
        </table:table-row>
        <table:table-row>
          <table:table-cell table:style-name="Table2.A2" office:value-type="string">
            <text:p text:style-name="P88">Выход</text:p>
          </table:table-cell>
          <table:table-cell table:style-name="Table2.B2" office:value-type="string">
            <text:p text:style-name="P103"><text:s/><text:span text:style-name="T33">a.out</text:span></text:p>
          </table:table-cell>
        </table:table-row>
        <table:table-row>
          <table:table-cell table:style-name="Table2.A2" office:value-type="string">
            <text:p text:style-name="P88">Назначение</text:p>
          </table:table-cell>
          <table:table-cell table:style-name="Table2.B2" office:value-type="string">
            <text:p text:style-name="P106"><text:s/><text:span text:style-name="T34">Получение исполняемого файла</text:span></text:p>
          </table:table-cell>
        </table:table-row>
        <table:table-row>
          <table:table-cell table:style-name="Table2.A2" office:value-type="string">
            <text:p text:style-name="P88">Имя утилиты</text:p>
          </table:table-cell>
          <table:table-cell table:style-name="Table2.B2" office:value-type="string">
            <text:p text:style-name="P107"><text:s/><text:span text:style-name="T34">ld</text:span></text:p>
          </table:table-cell>
        </table:table-row>
        <table:table-row>
          <table:table-cell table:style-name="Table2.A2" office:value-type="string">
            <text:p text:style-name="P88">Способ передачи параметров</text:p>
          </table:table-cell>
          <table:table-cell table:style-name="Table2.B2" office:value-type="string">
            <text:p text:style-name="P103"><text:span text:style-name="T18"><text:s/>П</text:span>араметры командной строки</text:p>
          </table:table-cell>
        </table:table-row>
      </table:table>
      <text:p text:style-name="P45"/>
      <text:p text:style-name="P44"/>
      <text:p text:style-name="P46">Список объектных файлов, с которыми компонуется программа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1">Имя</text:p>
          </table:table-cell>
          <table:table-cell table:style-name="Table3.B1" office:value-type="string">
            <text:p text:style-name="P91">Назначение</text:p>
          </table:table-cell>
        </table:table-row>
        <table:table-row>
          <table:table-cell table:style-name="Table3.A2" office:value-type="string">
            <text:p text:style-name="P91">Scrt1.o</text:p>
          </table:table-cell>
          <table:table-cell table:style-name="Table3.B2" office:value-type="string">
            <text:p text:style-name="P93">Файл <text:s/>проводит инициализацию перед вызововм функции main.</text:p>
          </table:table-cell>
        </table:table-row>
        <table:table-row>
          <table:table-cell table:style-name="Table3.A2" office:value-type="string">
            <text:p text:style-name="P91">crti.o </text:p>
          </table:table-cell>
          <table:table-cell table:style-name="Table3.B2" office:value-type="string">
            <text:p text:style-name="P93">Файл проводит инициалиацию окружения, устанавливая различные значения переменных окружения.</text:p>
          </table:table-cell>
        </table:table-row>
        <table:table-row>
          <table:table-cell table:style-name="Table3.A2" office:value-type="string">
            <text:p text:style-name="P91">crtbeginS.o</text:p>
          </table:table-cell>
          <table:table-cell table:style-name="Table3.B2" office:value-type="string">
            <text:p text:style-name="P93">Файл хранит в себе код для запуска функции main.</text:p>
          </table:table-cell>
        </table:table-row>
        <table:table-row>
          <table:table-cell table:style-name="Table3.A2" office:value-type="string">
            <text:p text:style-name="P91">a-main.o</text:p>
          </table:table-cell>
          <table:table-cell table:style-name="Table3.B2" office:value-type="string">
            <text:p text:style-name="P93">Файл содержащий код нашей программы.</text:p>
          </table:table-cell>
        </table:table-row>
        <table:table-row>
          <table:table-cell table:style-name="Table3.A2" office:value-type="string">
            <text:p text:style-name="P91">crtendS.o</text:p>
          </table:table-cell>
          <table:table-cell table:style-name="Table3.B2" office:value-type="string">
            <text:p text:style-name="P93">Файл для завершения функции main.</text:p>
          </table:table-cell>
        </table:table-row>
        <table:table-row>
          <table:table-cell table:style-name="Table3.A2" office:value-type="string">
            <text:p text:style-name="P91">crtn.o</text:p>
          </table:table-cell>
          <table:table-cell table:style-name="Table3.B2" office:value-type="string">
            <text:p text:style-name="P95">Файл, который служит для завершения работы компановщика и удаления всего что использовалось при его работе.</text:p>
          </table:table-cell>
        </table:table-row>
      </table:table>
      <text:p text:style-name="P46"/>
      <text:p text:style-name="P46">Список библиотек, с которыми компонуется программа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1">Имя</text:p>
          </table:table-cell>
          <table:table-cell table:style-name="Table4.B1" office:value-type="string">
            <text:p text:style-name="P91">Назначение</text:p>
          </table:table-cell>
        </table:table-row>
        <table:table-row>
          <table:table-cell table:style-name="Table4.A2" office:value-type="string">
            <text:p text:style-name="P81">-<text:span text:style-name="T29">l</text:span>gcc </text:p>
          </table:table-cell>
          <table:table-cell table:style-name="Table4.B2" office:value-type="string">
            <text:p text:style-name="P95">Libgcc используется для работы со строками, арифметическими опреациями, для работы которых процессору нужно преобразование в иной вид.</text:p>
          </table:table-cell>
        </table:table-row>
        <table:table-row>
          <table:table-cell table:style-name="Table4.A2" office:value-type="string">
            <text:p text:style-name="P81">-lgcc_s</text:p>
          </table:table-cell>
          <table:table-cell table:style-name="Table4.B2" office:value-type="string">
            <text:p text:style-name="P95">Libgcc_s используется для того чтобы включить все зависимости в исполняемый файл</text:p>
          </table:table-cell>
        </table:table-row>
        <table:table-row>
          <table:table-cell table:style-name="Table4.A2" office:value-type="string">
            <text:p text:style-name="P81">-lc</text:p>
          </table:table-cell>
          <table:table-cell table:style-name="Table4.B2" office:value-type="string">
            <text:p text:style-name="P97">GNU C Library используется для работы с функциями ввода, вывода, выделения памяти, обработки файлов и так далее.</text:p>
          </table:table-cell>
        </table:table-row>
      </table:table>
      <text:h text:style-name="P39" text:outline-level="1"><text:bookmark-start text:name="__RefHeading___Toc1126_3802648710"/><text:soft-page-break/>Дополнительные задания<text:bookmark-end text:name="__RefHeading___Toc1126_3802648710"/></text:h>
      <text:list xml:id="list3419819045" text:style-name="L7">
        <text:list-header>
          <text:p text:style-name="P76"><text:span text:style-name="T5">1. </text:span><text:span text:style-name="T4">Какие динамические библиотеки использует Ваш исполняемый файл? </text:span></text:p>
        </text:list-header>
      </text:list>
      <text:p text:style-name="P8"/>
      <text:p text:style-name="P10"><text:tab/>linux-vdso.so.1 (0x00007ffc931bd000)</text:p>
      <text:p text:style-name="P10"><text:tab/>libc.so.6 =&gt; /lib/x86_64-linux-gnu/libc.so.6 (0x00007d7f44400000)</text:p>
      <text:p text:style-name="P10"><text:tab/>/lib64/ld-linux-x86-64.so.2 (0x00007d7f44761000)</text:p>
      <text:p text:style-name="P8"/>
      <text:list xml:id="list3470673563" text:style-name="L8">
        <text:list-header>
          <text:p text:style-name="P77"><text:span text:style-name="T5">2. </text:span><text:span text:style-name="T7">Найдите, с помощью какого ключа компилятора gcc можно передавать параметры компилятору с языка ассемблера. Используйте этот параметр для получения ассемблерного листинга Вашей программы.</text:span></text:p>
        </text:list-header>
      </text:list>
      <text:list xml:id="list103532414034025" text:continue-list="list103532387370530" text:style-name="L1">
        <text:list-item>
          <text:list>
            <text:list-header>
              <text:p text:style-name="P52"/>
              <text:p text:style-name="P61">Ассемблерный листинг можно получить при помощи ключа <text:span text:style-name="T21">-Xassembler</text:span>.</text:p>
              <text:p text:style-name="P52"/>
            </text:list-header>
          </text:list>
        </text:list-item>
      </text:list>
      <text:p text:style-name="P8"><text:span text:style-name="T38"><text:tab/>3.</text:span>Найдите, с помощью какого ключа компилятора gcc можно <text:tab/>передавать параметры компоновщику. Используйте этот параметр <text:tab/>для получения так называемого map-файла для Вашей программы.</text:p>
      <text:list xml:id="list103532915560050" text:continue-numbering="true" text:style-name="L1">
        <text:list-item>
          <text:list>
            <text:list-header>
              <text:p text:style-name="P52"/>
              <text:p text:style-name="P62">При помощи ключа <text:span text:style-name="T21">-Wl </text:span>можно передавать параметры компоновщику.</text:p>
              <text:p text:style-name="P63">Команда для получения map файла:</text:p>
            </text:list-header>
          </text:list>
        </text:list-item>
      </text:list>
      <text:p text:style-name="P65"/>
      <text:list xml:id="list103533813161425" text:continue-numbering="true" text:style-name="L1">
        <text:list-item>
          <text:list>
            <text:list-header>
              <text:p text:style-name="P64">gcc -Wl,-Map=output.map main.o</text:p>
              <text:p text:style-name="P54"/>
              <text:p text:style-name="P55"><text:span text:style-name="T38">4.</text:span>Размер файла от уровня отладочной информации</text:p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3">Размер исполняемого файла</text:p>
          </table:table-cell>
        </table:table-row>
        <table:table-row>
          <table:table-cell table:style-name="Table1.A2" office:value-type="string">
            <text:p text:style-name="P13">g0</text:p>
          </table:table-cell>
          <table:table-cell table:style-name="Table1.B2" office:value-type="string">
            <text:p text:style-name="P12"><text:s/><text:span text:style-name="T35">16032</text:span></text:p>
          </table:table-cell>
        </table:table-row>
        <table:table-row>
          <table:table-cell table:style-name="Table1.A2" office:value-type="string">
            <text:p text:style-name="P13">g1</text:p>
          </table:table-cell>
          <table:table-cell table:style-name="Table1.B2" office:value-type="string">
            <text:p text:style-name="P12"><text:s/><text:span text:style-name="T35">16880</text:span></text:p>
          </table:table-cell>
        </table:table-row>
        <table:table-row>
          <table:table-cell table:style-name="Table1.A2" office:value-type="string">
            <text:p text:style-name="P13">g2</text:p>
          </table:table-cell>
          <table:table-cell table:style-name="Table1.B2" office:value-type="string">
            <text:p text:style-name="P12"><text:s/><text:span text:style-name="T35">16944</text:span></text:p>
          </table:table-cell>
        </table:table-row>
        <table:table-row>
          <table:table-cell table:style-name="Table1.A2" office:value-type="string">
            <text:p text:style-name="P13">g3</text:p>
          </table:table-cell>
          <table:table-cell table:style-name="Table1.B2" office:value-type="string">
            <text:p text:style-name="P12"><text:s/><text:span text:style-name="T35">16944</text:span></text:p>
          </table:table-cell>
        </table:table-row>
      </table:table>
      <text:p text:style-name="P9"/>
      <text:h text:style-name="P39" text:outline-level="1"><text:bookmark-start text:name="__RefHeading___Toc1128_3802648710"/>Вывод <text:bookmark-end text:name="__RefHeading___Toc1128_3802648710"/></text:h>
      <text:p text:style-name="P11"><text:tab/>При выполнении лабораторной работы, мной были получены навыки работы с компиляторами <text:span text:style-name="T21">clang</text:span> и <text:span text:style-name="T21">gcc, </text:span>так же я подробно познакомился с процессом создания исполняемого файла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monospace" svg:font-family="monospac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0:21:40.335279081</meta:creation-date>
    <dc:date>2024-06-03T10:35:31.944967548</dc:date>
    <meta:editing-duration>PT1H3M16S</meta:editing-duration>
    <meta:editing-cycles>14</meta:editing-cycles>
    <meta:generator>LibreOffice/7.3.7.2$Linux_X86_64 LibreOffice_project/30$Build-2</meta:generator>
    <meta:document-statistic meta:table-count="15" meta:image-count="0" meta:object-count="0" meta:page-count="9" meta:paragraph-count="250" meta:word-count="1023" meta:character-count="10050" meta:non-whitespace-character-count="9222"/>
  </office:meta>
</office:document-meta>
</file>